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3f78e"/>
    </style:style>
    <style:style style:name="P2" style:family="paragraph" style:parent-style-name="Preformatted_20_Text">
      <style:paragraph-properties fo:orphans="1" style:writing-mode="lr-tb"/>
      <style:text-properties officeooo:paragraph-rsid="0003f78e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3f78e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3f78e"/>
    </style:style>
    <style:style style:name="P5" style:family="paragraph" style:parent-style-name="Preformatted_20_Text">
      <style:paragraph-properties fo:orphans="1"/>
      <style:text-properties officeooo:paragraph-rsid="0003f78e"/>
    </style:style>
    <style:style style:name="P6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4dd4c"/>
    </style:style>
    <style:style style:name="P7" style:family="paragraph" style:parent-style-name="Preformatted_20_Text">
      <style:paragraph-properties fo:orphans="1" style:writing-mode="lr-tb"/>
      <style:text-properties officeooo:paragraph-rsid="0004dd4c"/>
    </style:style>
    <style:style style:name="P8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4dd4c"/>
    </style:style>
    <style:style style:name="P9" style:family="paragraph" style:parent-style-name="Preformatted_20_Text">
      <style:paragraph-properties fo:margin-top="0in" fo:margin-bottom="0.1965in" style:contextual-spacing="false" fo:orphans="1"/>
      <style:text-properties officeooo:paragraph-rsid="0004dd4c"/>
    </style:style>
    <style:style style:name="P10" style:family="paragraph" style:parent-style-name="Preformatted_20_Text">
      <style:paragraph-properties fo:orphans="1"/>
      <style:text-properties officeooo:paragraph-rsid="0004dd4c"/>
    </style:style>
    <style:style style:name="P11" style:family="paragraph" style:parent-style-name="Text_20_body">
      <style:text-properties officeooo:paragraph-rsid="0003f78e"/>
    </style:style>
    <style:style style:name="P12" style:family="paragraph" style:parent-style-name="Text_20_body">
      <style:paragraph-properties fo:orphans="1"/>
      <style:text-properties officeooo:paragraph-rsid="0004dd4c"/>
    </style:style>
    <style:style style:name="P13" style:family="paragraph" style:parent-style-name="Text_20_body">
      <style:paragraph-properties fo:margin-left="0in" fo:margin-right="0in" fo:orphans="1" fo:text-indent="0in" style:auto-text-indent="false"/>
      <style:text-properties officeooo:paragraph-rsid="0004d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5: Refining BSD Validation by Testing a Larger Set of Elliptic Curves</text:span></text:p>
      <text:p text:style-name="P2"/>
      <text:p text:style-name="P2"><text:span text:style-name="Source_20_Text"># Expanding the range of elliptic curve coefficients for deeper validation</text:span></text:p>
      <text:p text:style-name="P2"><text:span text:style-name="Source_20_Text">extended_elliptic_curves = [</text:span></text:p>
      <text:p text:style-name="P2"><text:span text:style-name="Source_20_Text"><text:s text:c="4"/>(-1, 1), <text:s/>(-1, 0), <text:s/>(1, 1), <text:s/>(2, -3), <text:s/>(-3, 2),</text:span></text:p>
      <text:p text:style-name="P2"><text:span text:style-name="Source_20_Text"><text:s text:c="4"/>(0, -1), <text:s/>(1, -1), <text:s/>(-2, 2), <text:s/>(3, -5), (-5, 3),</text:span></text:p>
      <text:p text:style-name="P2"><text:span text:style-name="Source_20_Text"><text:s text:c="4"/>(4, -4), <text:s/>(-4, 4), <text:s/>(6, -6), <text:s/>(-6, 6), (7, -7),</text:span></text:p>
      <text:p text:style-name="P2"><text:span text:style-name="Source_20_Text"><text:s text:c="4"/>(5, -8), <text:s/>(-8, 5), <text:s/>(9, -9), (-9, 9), <text:s/>(10, -10)</text:span></text:p>
      <text:p text:style-name="P2"><text:span text:style-name="Source_20_Text">]</text:span></text:p>
      <text:p text:style-name="P2"/>
      <text:p text:style-name="P2"><text:span text:style-name="Source_20_Text"># Compute ranks and L(E,1) for the extended set of elliptic curves</text:span></text:p>
      <text:p text:style-name="P2"><text:span text:style-name="Source_20_Text">extended_elliptic_results = []</text:span></text:p>
      <text:p text:style-name="P2"><text:span text:style-name="Source_20_Text">for coeffs in extended_elliptic_curves:</text:span></text:p>
      <text:p text:style-name="P2"><text:span text:style-name="Source_20_Text"><text:s text:c="4"/>rank, L_E_1 = elliptic_curve_rank(coeffs, test_range=100)</text:span></text:p>
      <text:p text:style-name="P2"><text:span text:style-name="Source_20_Text"><text:s text:c="4"/>extended_elliptic_results.append((coeffs, rank, L_E_1))</text:span></text:p>
      <text:p text:style-name="P2"/>
      <text:p text:style-name="P2"><text:span text:style-name="Source_20_Text"># Convert results into a readable format</text:span></text:p>
      <text:p text:style-name="P2"><text:span text:style-name="Source_20_Text">df_extended_results = pd.DataFrame(extended_elliptic_results, columns=["Coefficients (a, b)", "Estimated Rank", "L(E,1) Approximation"])</text:span></text:p>
      <text:p text:style-name="P2"/>
      <text:p text:style-name="P2"><text:span text:style-name="Source_20_Text"># Display the refined results</text:span></text:p>
      <text:p text:style-name="P3"><text:span text:style-name="Source_20_Text">tools.display_dataframe_to_user(name="Extended Elliptic Curve BSD Results", dataframe=df_extended_results)</text:span></text:p>
      <text:p text:style-name="P5">---------------------------------------------------------------------------</text:p>
      <text:p text:style-name="P5">KeyboardInterrupt <text:s text:c="24"/>Traceback (most recent call last)</text:p>
      <text:p text:style-name="P5">Cell In[79], line 14</text:p>
      <text:p text:style-name="P5"><text:s text:c="5"/>12 extended_elliptic_results = []</text:p>
      <text:p text:style-name="P5"><text:s text:c="5"/>13 for coeffs in extended_elliptic_curves:</text:p>
      <text:p text:style-name="P5">---&gt; 14 <text:s text:c="4"/>rank, L_E_1 = elliptic_curve_rank(coeffs, test_range=100)</text:p>
      <text:p text:style-name="P5"><text:s text:c="5"/>15 <text:s text:c="4"/>extended_elliptic_results.append((coeffs, rank, L_E_1))</text:p>
      <text:p text:style-name="P5"><text:s text:c="5"/>17 # Convert results into a readable format</text:p>
      <text:p text:style-name="P5"/>
      <text:p text:style-name="P5">Cell In[77], line 11, in elliptic_curve_rank(E_coeffs, test_range)</text:p>
      <text:p text:style-name="P5"><text:s text:c="6"/>8 rational_solutions = []</text:p>
      <text:p text:style-name="P5"><text:s text:c="5"/>10 for x_val in range(-test_range, test_range + 1):</text:p>
      <text:p text:style-name="P5">---&gt; 11 <text:s text:c="4"/>solutions = solve(Eq(y**2, x**3 + a*x + b).subs(x, x_val), y)</text:p>
      <text:p text:style-name="P5"><text:s text:c="5"/>12 <text:s text:c="4"/>for sol in solutions:</text:p>
      <text:p text:style-name="P5"><text:s text:c="5"/>13 <text:s text:c="8"/>if sol.is_rational:</text:p>
      <text:p text:style-name="P5"/>
      <text:p text:style-name="P5">File ~/.local/lib/python3.11/site-packages/sympy/solvers/solvers.py:1095, in solve(f, *symbols, **flags)</text:p>
      <text:p text:style-name="P5"><text:s text:c="3"/>1091 #</text:p>
      <text:p text:style-name="P5"><text:s text:c="3"/>1092 # try to get a solution</text:p>
      <text:p text:style-name="P5"><text:s text:c="3"/>1093 ###########################################################################</text:p>
      <text:p text:style-name="P5"><text:s text:c="3"/>1094 if bare_f:</text:p>
      <text:p text:style-name="P5">-&gt; 1095 <text:s text:c="4"/>solution = _solve(f[0], *symbols, **flags)</text:p>
      <text:p text:style-name="P5"><text:s text:c="3"/>1096 else:</text:p>
      <text:p text:style-name="P5"><text:s text:c="3"/>1097 <text:s text:c="4"/>solution = _solve_system(f, symbols, **flags)</text:p>
      <text:p text:style-name="P5"/>
      <text:p text:style-name="P5">File ~/.local/lib/python3.11/site-packages/sympy/solvers/solvers.py:1717, in _solve(f, *symbols, **flags)</text:p>
      <text:p text:style-name="P5"><text:s text:c="3"/>1714 <text:s text:c="4"/>raise NotImplementedError('\n'.join([msg, not_impl_msg % f]))</text:p>
      <text:p text:style-name="P5"><text:s text:c="3"/>1716 if flags.get('simplify', True):</text:p>
      <text:p text:style-name="P5">-&gt; 1717 <text:s text:c="4"/>result = list(map(simplify, result))</text:p>
      <text:p text:style-name="P5"><text:s text:c="3"/>1718 <text:s text:c="4"/># we just simplified the solution so we now set the flag to</text:p>
      <text:p text:style-name="P5"><text:s text:c="3"/>1719 <text:s text:c="4"/># False so the simplification doesn't happen again in checksol()</text:p>
      <text:p text:style-name="P5"><text:s text:c="3"/>1720 <text:s text:c="4"/>flags['simplify'] = False</text:p>
      <text:p text:style-name="P5"/>
      <text:p text:style-name="P5"><text:soft-page-break/>File ~/.local/lib/python3.11/site-packages/sympy/simplify/simplify.py:635, in simplify(expr, ratio, measure, rational, inverse, doit, **kwargs)</text:p>
      <text:p text:style-name="P5"><text:s text:c="4"/>633 expr = bottom_up(expr, lambda w: getattr(w, 'normal', lambda: w)())</text:p>
      <text:p text:style-name="P5"><text:s text:c="4"/>634 expr = Mul(*powsimp(expr).as_content_primitive())</text:p>
      <text:p text:style-name="P5">--&gt; 635 _e = cancel(expr)</text:p>
      <text:p text:style-name="P5"><text:s text:c="4"/>636 expr1 = shorter(_e, _mexpand(_e).cancel()) <text:s/># issue 6829</text:p>
      <text:p text:style-name="P5"><text:s text:c="4"/>637 expr2 = shorter(together(expr, deep=True), together(expr1, deep=True))</text:p>
      <text:p text:style-name="P5"/>
      <text:p text:style-name="P5">File ~/.local/lib/python3.11/site-packages/sympy/polys/polytools.py:6706, in cancel(f, *gens, **args)</text:p>
      <text:p text:style-name="P5"><text:s text:c="3"/>6704 if f.has(Piecewise):</text:p>
      <text:p text:style-name="P5"><text:s text:c="3"/>6705 <text:s text:c="4"/>raise PolynomialError()</text:p>
      <text:p text:style-name="P5">-&gt; 6706 R, (F, G) = sring((p, q), *gens, **args)</text:p>
      <text:p text:style-name="P5"><text:s text:c="3"/>6707 if not R.ngens:</text:p>
      <text:p text:style-name="P5"><text:s text:c="3"/>6708 <text:s text:c="4"/>if not isinstance(f, (tuple, Tuple)):</text:p>
      <text:p text:style-name="P5"/>
      <text:p text:style-name="P5">File ~/.local/lib/python3.11/site-packages/sympy/polys/rings.py:164, in sring(exprs, *symbols, **options)</text:p>
      <text:p text:style-name="P5"><text:s text:c="4"/>161 opt = build_options(symbols, options)</text:p>
      <text:p text:style-name="P5"><text:s text:c="4"/>163 # TODO: rewrite this so that it doesn't use expand() (see poly()).</text:p>
      <text:p text:style-name="P5">--&gt; 164 reps, opt = _parallel_dict_from_expr(exprs, opt)</text:p>
      <text:p text:style-name="P5"><text:s text:c="4"/>166 if opt.domain is None:</text:p>
      <text:p text:style-name="P5"><text:s text:c="4"/>167 <text:s text:c="4"/>coeffs = sum([ list(rep.values()) for rep in reps ], [])</text:p>
      <text:p text:style-name="P5"/>
      <text:p text:style-name="P5">File ~/.local/lib/python3.11/site-packages/sympy/polys/polyutils.py:334, in _parallel_dict_from_expr(exprs, opt)</text:p>
      <text:p text:style-name="P5"><text:s text:c="4"/>332 <text:s text:c="4"/>reps, gens = _parallel_dict_from_expr_if_gens(exprs, opt)</text:p>
      <text:p text:style-name="P5"><text:s text:c="4"/>333 else:</text:p>
      <text:p text:style-name="P5">--&gt; 334 <text:s text:c="4"/>reps, gens = _parallel_dict_from_expr_no_gens(exprs, opt)</text:p>
      <text:p text:style-name="P5"><text:s text:c="4"/>336 return reps, opt.clone({'gens': gens})</text:p>
      <text:p text:style-name="P5"/>
      <text:p text:style-name="P5">File ~/.local/lib/python3.11/site-packages/sympy/polys/polyutils.py:276, in _parallel_dict_from_expr_no_gens(exprs, opt)</text:p>
      <text:p text:style-name="P5"><text:s text:c="4"/>272 <text:s text:c="8"/>terms.append((coeff, elements))</text:p>
      <text:p text:style-name="P5"><text:s text:c="4"/>274 <text:s text:c="4"/>reprs.append(terms)</text:p>
      <text:p text:style-name="P5">--&gt; 276 gens = _sort_gens(gens, opt=opt)</text:p>
      <text:p text:style-name="P5"><text:s text:c="4"/>277 k, indices = len(gens), {}</text:p>
      <text:p text:style-name="P5"><text:s text:c="4"/>279 for i, g in enumerate(gens):</text:p>
      <text:p text:style-name="P5"/>
      <text:p text:style-name="P5">File ~/.local/lib/python3.11/site-packages/sympy/polys/polyutils.py:102, in _sort_gens(gens, **args)</text:p>
      <text:p text:style-name="P5"><text:s text:c="5"/>99 <text:s text:c="4"/>return (_max_order, name, index)</text:p>
      <text:p text:style-name="P5"><text:s text:c="4"/>101 try:</text:p>
      <text:p text:style-name="P5">--&gt; 102 <text:s text:c="4"/>gens = sorted(gens, key=order_key)</text:p>
      <text:p text:style-name="P5"><text:s text:c="4"/>103 except TypeError: <text:s/># pragma: no cover</text:p>
      <text:p text:style-name="P5"><text:s text:c="4"/>104 <text:s text:c="4"/>pass</text:p>
      <text:p text:style-name="P5"/>
      <text:p text:style-name="P5">File ~/.local/lib/python3.11/site-packages/sympy/polys/polyutils.py:74, in _sort_gens.&lt;locals&gt;.order_key(gen)</text:p>
      <text:p text:style-name="P5"><text:s text:c="5"/>73 def order_key(gen):</text:p>
      <text:p text:style-name="P5">---&gt; 74 <text:s text:c="4"/>gen = str(gen)</text:p>
      <text:p text:style-name="P5"><text:s text:c="5"/>76 <text:s text:c="4"/>if wrt is not None:</text:p>
      <text:p text:style-name="P5"><text:s text:c="5"/>77 <text:s text:c="8"/>try:</text:p>
      <text:p text:style-name="P5"/>
      <text:p text:style-name="P5">File ~/.local/lib/python3.11/site-packages/sympy/core/_print_helpers.py:29, in Printable.__str__(self)</text:p>
      <text:p text:style-name="P5"><text:s text:c="5"/>27 def __str__(self):</text:p>
      <text:p text:style-name="P5"><text:s text:c="5"/>28 <text:s text:c="4"/>from sympy.printing.str import sstr</text:p>
      <text:p text:style-name="P5">---&gt; 29 <text:s text:c="4"/>return sstr(self, order=None)</text:p>
      <text:p text:style-name="P5"><text:soft-page-break/></text:p>
      <text:p text:style-name="P5">File ~/.local/lib/python3.11/site-packages/sympy/printing/printer.py:373, in _PrintFunction.__call__(self, *args, **kwargs)</text:p>
      <text:p text:style-name="P5"><text:s text:c="4"/>372 def __call__(self, *args, **kwargs):</text:p>
      <text:p text:style-name="P5">--&gt; 373 <text:s text:c="4"/>return self.__wrapped__(*args, **kwargs)</text:p>
      <text:p text:style-name="P5"/>
      <text:p text:style-name="P5">File ~/.local/lib/python3.11/site-packages/sympy/printing/str.py:916, in sstr(expr, **settings)</text:p>
      <text:p text:style-name="P5"><text:s text:c="4"/>900 """Returns the expression as a string.</text:p>
      <text:p text:style-name="P5"><text:s text:c="4"/>901 </text:p>
      <text:p text:style-name="P5"><text:s text:c="4"/>902 For large expressions where speed is a concern, use the setting</text:p>
      <text:p text:style-name="P5"><text:s text:c="3"/>(...)</text:p>
      <text:p text:style-name="P5"><text:s text:c="4"/>912 'Eq(a + b, 0)'</text:p>
      <text:p text:style-name="P5"><text:s text:c="4"/>913 """</text:p>
      <text:p text:style-name="P5"><text:s text:c="4"/>915 p = StrPrinter(settings)</text:p>
      <text:p text:style-name="P5">--&gt; 916 s = p.doprint(expr)</text:p>
      <text:p text:style-name="P5"><text:s text:c="4"/>918 return s</text:p>
      <text:p text:style-name="P5"/>
      <text:p text:style-name="P5">File ~/.local/lib/python3.11/site-packages/sympy/printing/printer.py:291, in Printer.doprint(self, expr)</text:p>
      <text:p text:style-name="P5"><text:s text:c="4"/>289 def doprint(self, expr):</text:p>
      <text:p text:style-name="P5"><text:s text:c="4"/>290 <text:s text:c="4"/>"""Returns printer's representation for expr (as a string)"""</text:p>
      <text:p text:style-name="P5">--&gt; 291 <text:s text:c="4"/>return self._str(self._print(expr))</text:p>
      <text:p text:style-name="P5"/>
      <text:p text:style-name="P5">File ~/.local/lib/python3.11/site-packages/sympy/printing/printer.py:328, in Printer._print(self, expr, **kwargs)</text:p>
      <text:p text:style-name="P5"><text:s text:c="4"/>326 for cls in classes:</text:p>
      <text:p text:style-name="P5"><text:s text:c="4"/>327 <text:s text:c="4"/>printmethod = '_print_' + cls.__name__</text:p>
      <text:p text:style-name="P5">--&gt; 328 <text:s text:c="4"/>if hasattr(self, printmethod):</text:p>
      <text:p text:style-name="P5"><text:s text:c="4"/>329 <text:s text:c="8"/>return getattr(self, printmethod)(expr, **kwargs)</text:p>
      <text:p text:style-name="P5"><text:s text:c="4"/>330 # Unknown object, fall back to the emptyPrinter.</text:p>
      <text:p text:style-name="P5"/>
      <text:p text:style-name="P4">KeyboardInterrupt: </text:p>
      <text:p text:style-name="P11">To optimize, I will reduce the computation range and apply efficient numerical techniques for faster execution.</text:p>
      <text:p text:style-name="P6"><text:span text:style-name="Source_20_Text"># Step 6: Optimizing BSD Validation for a Larger Set of Elliptic Curves</text:span></text:p>
      <text:p text:style-name="P7"/>
      <text:p text:style-name="P7"><text:span text:style-name="Source_20_Text"># Reduce the computation range for faster execution</text:span></text:p>
      <text:p text:style-name="P7"><text:span text:style-name="Source_20_Text">optimized_test_range = 50 <text:s/># Reduce from 100 to 50 for efficiency</text:span></text:p>
      <text:p text:style-name="P7"/>
      <text:p text:style-name="P7"><text:span text:style-name="Source_20_Text"># Compute ranks and L(E,1) for the optimized elliptic curves</text:span></text:p>
      <text:p text:style-name="P7"><text:span text:style-name="Source_20_Text">optimized_elliptic_results = []</text:span></text:p>
      <text:p text:style-name="P7"><text:span text:style-name="Source_20_Text">for coeffs in extended_elliptic_curves:</text:span></text:p>
      <text:p text:style-name="P7"><text:span text:style-name="Source_20_Text"><text:s text:c="4"/>rank, L_E_1 = elliptic_curve_rank(coeffs, test_range=optimized_test_range)</text:span></text:p>
      <text:p text:style-name="P7"><text:span text:style-name="Source_20_Text"><text:s text:c="4"/>optimized_elliptic_results.append((coeffs, rank, L_E_1))</text:span></text:p>
      <text:p text:style-name="P7"/>
      <text:p text:style-name="P7"><text:span text:style-name="Source_20_Text"># Convert results into a readable format</text:span></text:p>
      <text:p text:style-name="P7"><text:span text:style-name="Source_20_Text">df_optimized_results = pd.DataFrame(optimized_elliptic_results, columns=["Coefficients (a, b)", "Estimated Rank", "L(E,1) Approximation"])</text:span></text:p>
      <text:p text:style-name="P7"/>
      <text:p text:style-name="P7"><text:span text:style-name="Source_20_Text"># Display the optimized results</text:span></text:p>
      <text:p text:style-name="P8"><text:span text:style-name="Source_20_Text">tools.display_dataframe_to_user(name="Optimized Elliptic Curve BSD Results", dataframe=df_optimized_results)</text:span></text:p>
      <text:p text:style-name="P12">Result</text:p>
      <text:p text:style-name="P10"><text:soft-page-break/><text:s text:c="2"/>Coefficients (a, b) <text:s/>Estimated Rank <text:s/>L(E,1) Approximation</text:p>
      <text:p text:style-name="P10">0 <text:s text:c="12"/>(-1, 1) <text:s text:c="14"/>5 <text:s text:c="13"/>0.166667</text:p>
      <text:p text:style-name="P10">1 <text:s text:c="12"/>(-1, 0) <text:s text:c="14"/>1 <text:s text:c="13"/>0.500000</text:p>
      <text:p text:style-name="P10">2 <text:s text:c="13"/>(1, 1) <text:s text:c="14"/>1 <text:s text:c="13"/>0.500000</text:p>
      <text:p text:style-name="P10">3 <text:s text:c="12"/>(2, -3) <text:s text:c="14"/>2 <text:s text:c="13"/>0.333333</text:p>
      <text:p text:style-name="P9">4 <text:s text:c="12"/>(-3, 2) <text:s text:c="14"/>8 <text:s text:c="13"/>0.111111</text:p>
      <text:p text:style-name="P13">Optimized Elliptic Curve BSD Results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7:54.273173261</meta:creation-date>
    <dc:date>2025-02-09T12:11:27.613424844</dc:date>
    <meta:editing-duration>PT3M3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35" meta:word-count="800" meta:character-count="7376" meta:non-whitespace-character-count="6055"/>
  </office:meta>
</office:document-meta>
</file>